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72.54pt"/>
    </style:style>
    <style:style style:name="ro1" style:family="table-row">
      <style:table-row-properties style:row-height="38.95pt" fo:break-before="auto" style:use-optimal-row-height="fals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2" table:default-cell-style-name="ce7"/>
        <table:table-column table:style-name="co1" table:number-columns-repeated="2" table:default-cell-style-name="Default"/>
        <table:table-column table:style-name="co3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ccounts</text:p>
          </table:table-cell>
          <table:table-cell table:style-name="ce1" office:value-type="string" calcext:value-type="string" table:number-columns-spanned="1" table:number-rows-spanned="2">
            <text:p>Comments (each comment has 100 B body)</text:p>
          </table:table-cell>
          <table:table-cell table:style-name="ce1" office:value-type="string" calcext:value-type="string" table:number-columns-spanned="1" table:number-rows-spanned="2">
            <text:p>Votes</text:p>
          </table:table-cell>
          <table:table-cell table:style-name="ce1" office:value-type="string" calcext:value-type="string" table:number-columns-spanned="2" table:number-rows-spanned="1">
            <text:p>Process allocation [MB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real time [s]</text:p>
          </table:table-cell>
          <table:covered-table-cell table:style-name="ce1"/>
          <table:table-cell table:style-name="ce5" office:value-type="string" calcext:value-type="string">
            <text:p>Total realtime ratio</text:p>
          </table:table-cell>
          <table:table-cell table:style-name="ce1" office:value-type="string" calcext:value-type="string" table:number-columns-spanned="2" table:number-rows-spanned="1">
            <text:p>Object creation time [ms]</text:p>
          </table:table-cell>
          <table:covered-table-cell table:style-name="ce1"/>
          <table:table-cell table:style-name="ce5" office:value-type="string" calcext:value-type="string">
            <text:p>Object creation ratio</text:p>
          </table:table-cell>
          <table:table-cell table:style-name="ce1" office:value-type="string" calcext:value-type="string" table:number-columns-spanned="2" table:number-rows-spanned="1">
            <text:p>Data iteration time [ms]</text:p>
          </table:table-cell>
          <table:covered-table-cell table:style-name="ce1"/>
          <table:table-cell table:style-name="ce5" office:value-type="string" calcext:value-type="string">
            <text:p>Data iteration ratio</text:p>
          </table:table-cell>
          <table:table-cell table:style-name="ce3" office:value-type="string" calcext:value-type="string" table:number-columns-spanned="1" table:number-rows-spanned="2">
            <text:p>Machine</text:p>
          </table:table-cell>
          <table:table-cell/>
        </table:table-row>
        <table:table-row table:style-name="ro2">
          <table:covered-table-cell table:number-columns-repeated="3"/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BIP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BIP</text:p>
          </table:table-cell>
          <table:table-cell table:style-name="ce6" office:value-type="string" calcext:value-type="string">
            <text:p>BIP/STD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BIP</text:p>
          </table:table-cell>
          <table:table-cell table:style-name="ce8" office:value-type="string" calcext:value-type="string">
            <text:p>BIP/STD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BIP</text:p>
          </table:table-cell>
          <table:table-cell table:style-name="ce6" office:value-type="string" calcext:value-type="string">
            <text:p>BIP/STD</text:p>
          </table:table-cell>
          <table:covered-table-cell/>
          <table:table-cell/>
        </table:table-row>
        <table:table-row table:style-name="ro3">
          <table:table-cell table:style-name="ce2" office:value-type="float" office:value="100000" calcext:value-type="float" table:number-columns-spanned="1" table:number-rows-spanned="3">
            <text:p>100,000</text:p>
          </table:table-cell>
          <table:table-cell table:style-name="ce3" office:value-type="float" office:value="100" calcext:value-type="float" table:number-columns-spanned="1" table:number-rows-spanned="3">
            <text:p>100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formula="of:=9172428/1024" office:value-type="float" office:value="8957.44921875" calcext:value-type="float">
            <text:p>8,957.45</text:p>
          </table:table-cell>
          <table:table-cell table:formula="of:=10509392/1024" office:value-type="float" office:value="10263.078125" calcext:value-type="float">
            <text:p>10,263.08</text:p>
          </table:table-cell>
          <table:table-cell table:formula="of:=2*60 + 24" office:value-type="float" office:value="144" calcext:value-type="float">
            <text:p>144</text:p>
          </table:table-cell>
          <table:table-cell table:formula="of:=12*60 + 58" office:value-type="float" office:value="778" calcext:value-type="float">
            <text:p>778</text:p>
          </table:table-cell>
          <table:table-cell table:formula="of:=[.G3]/[.F3]" office:value-type="float" office:value="5.40277777777778" calcext:value-type="float">
            <text:p>5.40</text:p>
          </table:table-cell>
          <table:table-cell office:value-type="float" office:value="21070" calcext:value-type="float">
            <text:p>21070</text:p>
          </table:table-cell>
          <table:table-cell office:value-type="float" office:value="110474" calcext:value-type="float">
            <text:p>110474</text:p>
          </table:table-cell>
          <table:table-cell table:formula="of:=[.J3]/[.I3]" office:value-type="float" office:value="5.24318936877076" calcext:value-type="float">
            <text:p>5.24</text:p>
          </table:table-cell>
          <table:table-cell office:value-type="float" office:value="116677" calcext:value-type="float">
            <text:p>116677</text:p>
          </table:table-cell>
          <table:table-cell office:value-type="float" office:value="601776" calcext:value-type="float">
            <text:p>601776</text:p>
          </table:table-cell>
          <table:table-cell table:formula="of:=[.M3]/[.L3]" office:value-type="float" office:value="5.15762318194674" calcext:value-type="float">
            <text:p>5.16</text:p>
          </table:table-cell>
          <table:table-cell office:value-type="string" calcext:value-type="string">
            <text:p>lnx_ubuntu3</text:p>
          </table:table-cell>
          <table:table-cell office:value-type="string" calcext:value-type="string">
            <text:p>16GB RAM</text:p>
          </table:table-cell>
        </table:table-row>
        <table:table-row table:style-name="ro3">
          <table:covered-table-cell table:number-columns-repeated="3" table:style-name="ce3"/>
          <table:table-cell table:formula="of:=9166024/1024" office:value-type="float" office:value="8951.1953125" calcext:value-type="float">
            <text:p>8,951.20</text:p>
          </table:table-cell>
          <table:table-cell table:formula="of:=9925640/1024" office:value-type="float" office:value="9693.0078125" calcext:value-type="float">
            <text:p>9,693.01</text:p>
          </table:table-cell>
          <table:table-cell table:formula="of:=2*60+28" office:value-type="float" office:value="148" calcext:value-type="float">
            <text:p>148</text:p>
          </table:table-cell>
          <table:table-cell table:formula="of:=25*60+52" office:value-type="float" office:value="1552" calcext:value-type="float">
            <text:p>1552</text:p>
          </table:table-cell>
          <table:table-cell table:formula="of:=[.G4]/[.F4]" office:value-type="float" office:value="10.4864864864865" calcext:value-type="float">
            <text:p>10.49</text:p>
          </table:table-cell>
          <table:table-cell office:value-type="float" office:value="20074" calcext:value-type="float">
            <text:p>20074</text:p>
          </table:table-cell>
          <table:table-cell office:value-type="float" office:value="96041" calcext:value-type="float">
            <text:p>96041</text:p>
          </table:table-cell>
          <table:table-cell table:formula="of:=[.J4]/[.I4]" office:value-type="float" office:value="4.78434791272293" calcext:value-type="float">
            <text:p>4.78</text:p>
          </table:table-cell>
          <table:table-cell office:value-type="float" office:value="123453" calcext:value-type="float">
            <text:p>123453</text:p>
          </table:table-cell>
          <table:table-cell office:value-type="float" office:value="1293684" calcext:value-type="float">
            <text:p>1293684</text:p>
          </table:table-cell>
          <table:table-cell table:formula="of:=[.M4]/[.L4]" office:value-type="float" office:value="10.4791621102768" calcext:value-type="float">
            <text:p>10.48</text:p>
          </table:table-cell>
          <table:table-cell office:value-type="string" calcext:value-type="string">
            <text:p>Vogel-ubuntu</text:p>
          </table:table-cell>
          <table:table-cell office:value-type="string" calcext:value-type="string">
            <text:p>12 GB RAM</text:p>
          </table:table-cell>
        </table:table-row>
        <table:table-row table:style-name="ro3">
          <table:covered-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50000" calcext:value-type="float">
            <text:p>50,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formula="of:=4596584/1024" office:value-type="float" office:value="4488.8515625" calcext:value-type="float">
            <text:p>4,488.85</text:p>
          </table:table-cell>
          <table:table-cell table:formula="of:=5264944/1024" office:value-type="float" office:value="5141.546875" calcext:value-type="float">
            <text:p>5,141.55</text:p>
          </table:table-cell>
          <table:table-cell office:value-type="float" office:value="69" calcext:value-type="float">
            <text:p>69</text:p>
          </table:table-cell>
          <table:table-cell office:value-type="float" office:value="316" calcext:value-type="float">
            <text:p>316</text:p>
          </table:table-cell>
          <table:table-cell table:formula="of:=[.G7]/[.F7]" office:value-type="float" office:value="4.57971014492754" calcext:value-type="float">
            <text:p>4.58</text:p>
          </table:table-cell>
          <table:table-cell office:value-type="float" office:value="9764" calcext:value-type="float">
            <text:p>9764</text:p>
          </table:table-cell>
          <table:table-cell office:value-type="float" office:value="43932" calcext:value-type="float">
            <text:p>43932</text:p>
          </table:table-cell>
          <table:table-cell table:formula="of:=[.J7]/[.I7]" office:value-type="float" office:value="4.49938549774683" calcext:value-type="float">
            <text:p>4.50</text:p>
          </table:table-cell>
          <table:table-cell office:value-type="float" office:value="59068" calcext:value-type="float">
            <text:p>59068</text:p>
          </table:table-cell>
          <table:table-cell office:value-type="float" office:value="272603" calcext:value-type="float">
            <text:p>272603</text:p>
          </table:table-cell>
          <table:table-cell table:formula="of:=[.M7]/[.L7]" office:value-type="float" office:value="4.61507076589693" calcext:value-type="float">
            <text:p>4.62</text:p>
          </table:table-cell>
          <table:table-cell office:value-type="string" calcext:value-type="string">
            <text:p>dev7-ubuntu</text:p>
          </table:table-cell>
          <table:table-cell office:value-type="string" calcext:value-type="string">
            <text:p>8GB RAM</text:p>
          </table:table-cell>
        </table:table-row>
        <table:table-row table:style-name="ro3">
          <table:table-cell table:style-name="ce2" office:value-type="float" office:value="75000" calcext:value-type="float">
            <text:p>75,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formula="of:=6865420/1024" office:value-type="float" office:value="6704.51171875" calcext:value-type="float">
            <text:p>6,704.51</text:p>
          </table:table-cell>
          <table:table-cell table:formula="of:=6259424/1024" office:value-type="float" office:value="6112.71875" calcext:value-type="float">
            <text:p>6,112.72</text:p>
          </table:table-cell>
          <table:table-cell office:value-type="float" office:value="113" calcext:value-type="float">
            <text:p>113</text:p>
          </table:table-cell>
          <table:table-cell office:value-type="float" office:value="1632" calcext:value-type="float">
            <text:p>1632</text:p>
          </table:table-cell>
          <table:table-cell table:formula="of:=[.G8]/[.F8]" office:value-type="float" office:value="14.4424778761062" calcext:value-type="float">
            <text:p>14.44</text:p>
          </table:table-cell>
          <table:table-cell office:value-type="float" office:value="15727" calcext:value-type="float">
            <text:p>15727</text:p>
          </table:table-cell>
          <table:table-cell office:value-type="float" office:value="75911" calcext:value-type="float">
            <text:p>75911</text:p>
          </table:table-cell>
          <table:table-cell table:formula="of:=[.J8]/[.I8]" office:value-type="float" office:value="4.82679468430088" calcext:value-type="float">
            <text:p>4.83</text:p>
          </table:table-cell>
          <table:table-cell office:value-type="float" office:value="97376" calcext:value-type="float">
            <text:p>97376</text:p>
          </table:table-cell>
          <table:table-cell office:value-type="float" office:value="1556226" calcext:value-type="float">
            <text:p>1556226</text:p>
          </table:table-cell>
          <table:table-cell table:formula="of:=[.M8]/[.L8]" office:value-type="float" office:value="15.9816176470588" calcext:value-type="float">
            <text:p>15.98</text:p>
          </table:table-cell>
          <table:table-cell office:value-type="string" calcext:value-type="string">
            <text:p>dev7-ubuntu</text:p>
          </table:table-cell>
          <table:table-cell office:value-type="string" calcext:value-type="string">
            <text:p>8GB R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1:19:57.491041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5:34:50.212032229</meta:creation-date>
    <dc:date>2017-09-29T12:37:38.979797023</dc:date>
    <meta:editing-duration>PT4H40M23S</meta:editing-duration>
    <meta:editing-cycles>11</meta:editing-cycles>
    <meta:generator>LibreOffice/5.1.6.2$Linux_X86_64 LibreOffice_project/10m0$Build-2</meta:generator>
    <meta:document-statistic meta:table-count="1" meta:cell-count="83" meta:object-count="0"/>
  </office:meta>
</office:document-meta>
</file>